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line-height="150%" fo:text-align="justify" style:justify-single-word="false"/>
    </style:style>
    <style:style style:name="P3" style:family="paragraph" style:parent-style-name="Text_20_body">
      <style:paragraph-properties fo:line-height="150%" fo:text-align="justify" style:justify-single-word="false"/>
    </style:style>
    <style:style style:name="P4" style:family="paragraph" style:parent-style-name="Text_20_body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Heading_20_1" style:master-page-name="Standard">
      <style:paragraph-properties fo:margin-top="0.423cm" fo:margin-bottom="0.212cm" fo:text-align="start" style:justify-single-word="false" style:page-number="auto"/>
    </style:style>
    <style:style style:name="P6" style:family="paragraph" style:parent-style-name="Heading_20_1">
      <style:paragraph-properties fo:margin-top="0.423cm" fo:margin-bottom="0.212cm" fo:text-align="start" style:justify-single-word="fals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paragraph-properties fo:margin-top="0.423cm" fo:margin-bottom="0.212cm" fo:line-height="150%" fo:text-align="justify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weight-asian="normal"/>
    </style:style>
    <style:style style:name="T4" style:family="text">
      <style:text-properties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chamento Carreiras públicas em uma ordem</text:h>
      <text:h text:style-name="P6" text:outline-level="1"><text:s/>democrática: entre os modelos</text:h>
      <text:h text:style-name="P6" text:outline-level="1"><text:s/>burocrático e gerencial</text:h>
      <text:h text:style-name="P6" text:outline-level="1"/>
      <text:p text:style-name="P1"/>
      <text:p text:style-name="P2">O autor se posiciona contra a ideologia contida no Plano Diretor de Reforma do Aparelho do Estado, demonstrando que a redação induz o leitor, conduzindo-o por situações não comprovadas empiricamente. O autor argumenta que a democracia e o Estado moderno são suportados, em grande parte, pela burocracia, sua proposta é que o Estado Gerencialista não conseguiria existir sem a burocracia, o gerencialismo apenas complementou a teoria de Weber.</text:p>
      <text:p text:style-name="P2"/>
      <text:p text:style-name="P2">“O primeiro equívoco cometido pelos que defendem a substituição do modelo burocrático é não levar em conta que a realização histórico-concreta deste tipo ideal, na acepção metodológica de Weber, não tem sido, às vezes, bem-sucedida e, muitas vezes, nem sequer concretizada, especialmente em países como o Brasil, em que o patrimonialismo, o clientelismo e outras formas de dominação tradicional não foram completamente superados.</text:p>
      <text:p text:style-name="P2">”</text:p>
      <text:p text:style-name="P2">“O núcleo de nosso argumento é que a administração burocrática é o modelo mais compatível com uma ordem política republicana e democrática, na qual o primado do interesse público sobre o particular e a igualdade de todos os cidadãos constituem idéias centrais. Legalidade, impessoalidade, regras formais e universais são princípios que normativamente devem orientar não só a ação dos funcionários quando executam as funções do Estado, mas igualmente a estruturação das carreiras públicas, ou seja, os processos de recrutamento, promoção, avaliação e controle dos atos e omissões dos membros do aparato estatal. Em outras palavras, o modelo burocrático de administração contém os princípios fundamentais do Estado de Direito, indispensáveis ao ordenamento democrático dos aparatos administrativos.</text:p>
      <text:p text:style-name="P2">”</text:p>
      <text:p text:style-name="P2">O autor sugere que há, efetivamente, que se estabelecerem novos controles à ação dos burocratas, dadas as complexas relações estabelecidas entre estes e os políticos; impõe-se também tornar mais ágeis e flexíveis os processos e os procedimentos da Administração Pública, os quais têm sido <text:soft-page-break/>muitas vezes, de fato, ineficientes; é ainda indispensável que a Administração Pública atue com foco em resultados, entendidos como a satisfação do interesse dos cidadãos. De outro, essas exigências não levam a que o modelo burocrático deva ser abandonado. Ao contrário, a preservação e o fortalecimento de princípios burocráticos – legalidade, impessoalidade, universalidade, entre outros – constituem requisito para a ordem republicana e democrática, assim como para a concretização do Estado de Direito.”</text:p>
      <text:p text:style-name="P2"/>
      <text:h text:style-name="P7" text:outline-level="1">A evolução do perfil da força de trabalho e das remunerações nos setores público e privado ao longo da década de 1990</text:h>
      <text:p text:style-name="P2">O autor visa com este estudo apresentar sugestões de medidas, comparando o perfil das foras de trabalho no setor público e privado. Analisa o perfil e compara os dois setores com base na pesquisa PNAD, para traçar. Aponta distorções que permanecem na estrutura remuneratória.</text:p>
      <text:p text:style-name="P2"/>
      <text:p text:style-name="P2">Enquanto no setor público existe grande número de pessoas cuja atuação é direcionada ao ensino, à saúde, ao policiamento e à fiscalização, no setor privado há grande número de comerciantes e pessoas que desempenham atividades operacionais vinculadas ao setor produtivo ou à área de alimentação. Enquanto no setor público existe grande número de pessoas cuja a atuação é direcionada ao ensino, aa saúde, ao policiamento e aa fiscalização.</text:p>
      <text:p text:style-name="P4"/>
      <text:p text:style-name="P4">O autor evidencia a diferença entre a qualidade dos postos de trabalho nos dois setores. Entre as ocupações mais freqüentes no setor privado, três delas correspondem a posições de chefia e as demais (28) não requerem formação de nível superior para o seu desempenho, o que denota a predominância de postos operacionais entre os existentes neste setor, além de demandarem nível de qualificação menor dos integrantes desse segmento do mercado de trabalho, conforme será discutido a seguir. Já no setor público, ainda que as ocupações prevalecentes sejam as da área administrativa, existem diversas entre o grupo das observadas com maior freqüência que <text:s text:c="3"/>requerem escolaridade de nível superior. O perfil de ocupações no setor público, por sua vez, modifica-se dependendo do nível de governo analisado.</text:p>
      <text:p text:style-name="P4"/>
      <text:p text:style-name="P2"><text:span text:style-name="T2">A análise das características da força de trabalho indicou que osfuncionários do setor público possuem, em média, ocupações menos </text:span><text:span text:style-name="T2">operacionais e nível de escolaridade, </text:span>idade<text:span text:style-name="T2"> e tempo de serviço médios maiores que seus pares do setor privado. Esses resultados são forte indicativo de que o perfil da força de trabalho no setor público é mais qualificado que o observado em relação aos trabalhadores do setor privado. Entre os segmentos do setor público, os servidores municipais são aqueles cujas características mais se aproximam das registradas no setor privado. <text:s/>Em decorrência das diferenças entre os perfis analisados, os salários médios pagos no setor público, para cada um dos segmentos analisados,são superiores aos pagos no setor privado, com algumas exceções.</text:span></text:p>
      <text:h text:style-name="P8" text:outline-level="3">Francisco Matelli Matulovic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06-11T03:45:49</meta:creation-date>
    <meta:editing-duration>PT574H43M01S</meta:editing-duration>
    <dc:date>2010-06-12T02:20:58</dc:date>
    <dc:creator>Francisco Matelli</dc:creator>
    <meta:generator>OpenOffice.org/3.2$Linux OpenOffice.org_project/320m12$Build-9483</meta:generator>
    <meta:editing-cycles>6</meta:editing-cycles>
    <meta:document-statistic meta:table-count="0" meta:image-count="0" meta:object-count="0" meta:page-count="3" meta:paragraph-count="15" meta:word-count="761" meta:character-count="5016"/>
    <meta:user-defined meta:name="Info 1"/>
    <meta:user-defined meta:name="Info 2"/>
    <meta:user-defined meta:name="Info 3"/>
    <meta:user-defined meta:name="Info 4"/>
  </office:meta>
</office:document-meta>
</file>